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and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 </text:p>
          </table:table-cell>
          <table:table-cell office:value-type="string" calcext:value-type="string">
            <text:p>Local Se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</text:p>
          </table:table-cell>
          <table:table-cell office:value-type="string" calcext:value-type="string">
            <text:p>Worst V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Varianz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30.404" calcext:value-type="float">
            <text:p>330,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84.322" calcext:value-type="float">
            <text:p>284,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97.305" calcext:value-type="float">
            <text:p>297,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30.608" calcext:value-type="float">
            <text:p>330,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9" calcext:value-type="float">
            <text:p>0,0009</text:p>
          </table:table-cell>
          <table:table-cell office:value-type="float" office:value="368.776" calcext:value-type="float">
            <text:p>368,776</text:p>
          </table:table-cell>
          <table:table-cell office:value-type="float" office:value="394.462" calcext:value-type="float">
            <text:p>394,462</text:p>
          </table:table-cell>
          <table:table-cell office:value-type="float" office:value="375.673" calcext:value-type="float">
            <text:p>375,673</text:p>
          </table:table-cell>
          <table:table-cell office:value-type="float" office:value="100.916" calcext:value-type="float">
            <text:p>100,9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5" calcext:value-type="float">
            <text:p>0,0005</text:p>
          </table:table-cell>
          <table:table-cell office:value-type="float" office:value="406.74" calcext:value-type="float">
            <text:p>406,74</text:p>
          </table:table-cell>
          <table:table-cell office:value-type="float" office:value="463.364" calcext:value-type="float">
            <text:p>463,364</text:p>
          </table:table-cell>
          <table:table-cell office:value-type="float" office:value="427.447" calcext:value-type="float">
            <text:p>427,447</text:p>
          </table:table-cell>
          <table:table-cell office:value-type="float" office:value="297.406" calcext:value-type="float">
            <text:p>297,4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2" calcext:value-type="float">
            <text:p>0,0002</text:p>
          </table:table-cell>
          <table:table-cell office:value-type="float" office:value="396.615" calcext:value-type="float">
            <text:p>396,615</text:p>
          </table:table-cell>
          <table:table-cell office:value-type="float" office:value="410.712" calcext:value-type="float">
            <text:p>410,712</text:p>
          </table:table-cell>
          <table:table-cell office:value-type="float" office:value="404.816" calcext:value-type="float">
            <text:p>404,816</text:p>
          </table:table-cell>
          <table:table-cell office:value-type="float" office:value="15.7952" calcext:value-type="float">
            <text:p>15,79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7" calcext:value-type="float">
            <text:p>0,0007</text:p>
          </table:table-cell>
          <table:table-cell office:value-type="float" office:value="350.878" calcext:value-type="float">
            <text:p>350,878</text:p>
          </table:table-cell>
          <table:table-cell office:value-type="float" office:value="377.554" calcext:value-type="float">
            <text:p>377,554</text:p>
          </table:table-cell>
          <table:table-cell office:value-type="float" office:value="362.391" calcext:value-type="float">
            <text:p>362,391</text:p>
          </table:table-cell>
          <table:table-cell office:value-type="float" office:value="87.8558" calcext:value-type="float">
            <text:p>87,855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office:value-type="float" office:value="464.492" calcext:value-type="float">
            <text:p>464,492</text:p>
          </table:table-cell>
          <table:table-cell office:value-type="float" office:value="497.415" calcext:value-type="float">
            <text:p>497,415</text:p>
          </table:table-cell>
          <table:table-cell office:value-type="float" office:value="474.62" calcext:value-type="float">
            <text:p>474,62</text:p>
          </table:table-cell>
          <table:table-cell office:value-type="float" office:value="82.6803" calcext:value-type="float">
            <text:p>82,68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3" calcext:value-type="float">
            <text:p>0,0063</text:p>
          </table:table-cell>
          <table:table-cell office:value-type="float" office:value="450.463" calcext:value-type="float">
            <text:p>450,463</text:p>
          </table:table-cell>
          <table:table-cell office:value-type="float" office:value="494.698" calcext:value-type="float">
            <text:p>494,698</text:p>
          </table:table-cell>
          <table:table-cell office:value-type="float" office:value="466.849" calcext:value-type="float">
            <text:p>466,849</text:p>
          </table:table-cell>
          <table:table-cell office:value-type="float" office:value="207.851" calcext:value-type="float">
            <text:p>207,8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7" calcext:value-type="float">
            <text:p>0,0047</text:p>
          </table:table-cell>
          <table:table-cell office:value-type="float" office:value="494.013" calcext:value-type="float">
            <text:p>494,013</text:p>
          </table:table-cell>
          <table:table-cell office:value-type="float" office:value="583.787" calcext:value-type="float">
            <text:p>583,787</text:p>
          </table:table-cell>
          <table:table-cell office:value-type="float" office:value="523.73" calcext:value-type="float">
            <text:p>523,73</text:p>
          </table:table-cell>
          <table:table-cell office:value-type="float" office:value="631.838" calcext:value-type="float">
            <text:p>631,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3" calcext:value-type="float">
            <text:p>0,0043</text:p>
          </table:table-cell>
          <table:table-cell office:value-type="float" office:value="472.203" calcext:value-type="float">
            <text:p>472,203</text:p>
          </table:table-cell>
          <table:table-cell office:value-type="float" office:value="506.527" calcext:value-type="float">
            <text:p>506,527</text:p>
          </table:table-cell>
          <table:table-cell office:value-type="float" office:value="490.054" calcext:value-type="float">
            <text:p>490,054</text:p>
          </table:table-cell>
          <table:table-cell office:value-type="float" office:value="154.783" calcext:value-type="float">
            <text:p>154,7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1" calcext:value-type="float">
            <text:p>0,0191</text:p>
          </table:table-cell>
          <table:table-cell office:value-type="float" office:value="552.236" calcext:value-type="float">
            <text:p>552,236</text:p>
          </table:table-cell>
          <table:table-cell office:value-type="float" office:value="598.065" calcext:value-type="float">
            <text:p>598,065</text:p>
          </table:table-cell>
          <table:table-cell office:value-type="float" office:value="568.536" calcext:value-type="float">
            <text:p>568,536</text:p>
          </table:table-cell>
          <table:table-cell office:value-type="float" office:value="169.799" calcext:value-type="float">
            <text:p>169,7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4" calcext:value-type="float">
            <text:p>0,0164</text:p>
          </table:table-cell>
          <table:table-cell office:value-type="float" office:value="553.951" calcext:value-type="float">
            <text:p>553,951</text:p>
          </table:table-cell>
          <table:table-cell office:value-type="float" office:value="598.437" calcext:value-type="float">
            <text:p>598,437</text:p>
          </table:table-cell>
          <table:table-cell office:value-type="float" office:value="574.782" calcext:value-type="float">
            <text:p>574,782</text:p>
          </table:table-cell>
          <table:table-cell office:value-type="float" office:value="221.192" calcext:value-type="float">
            <text:p>221,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84" calcext:value-type="float">
            <text:p>0,0184</text:p>
          </table:table-cell>
          <table:table-cell office:value-type="float" office:value="558.028" calcext:value-type="float">
            <text:p>558,028</text:p>
          </table:table-cell>
          <table:table-cell office:value-type="float" office:value="623.045" calcext:value-type="float">
            <text:p>623,045</text:p>
          </table:table-cell>
          <table:table-cell office:value-type="float" office:value="582.327" calcext:value-type="float">
            <text:p>582,327</text:p>
          </table:table-cell>
          <table:table-cell office:value-type="float" office:value="430.94" calcext:value-type="float">
            <text:p>430,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47" calcext:value-type="float">
            <text:p>0,0247</text:p>
          </table:table-cell>
          <table:table-cell office:value-type="float" office:value="578.263" calcext:value-type="float">
            <text:p>578,263</text:p>
          </table:table-cell>
          <table:table-cell office:value-type="float" office:value="627.995" calcext:value-type="float">
            <text:p>627,995</text:p>
          </table:table-cell>
          <table:table-cell office:value-type="float" office:value="598.153" calcext:value-type="float">
            <text:p>598,153</text:p>
          </table:table-cell>
          <table:table-cell office:value-type="float" office:value="298.546" calcext:value-type="float">
            <text:p>298,54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73" calcext:value-type="float">
            <text:p>0,0573</text:p>
          </table:table-cell>
          <table:table-cell office:value-type="float" office:value="588.15" calcext:value-type="float">
            <text:p>588,15</text:p>
          </table:table-cell>
          <table:table-cell office:value-type="float" office:value="624.804" calcext:value-type="float">
            <text:p>624,804</text:p>
          </table:table-cell>
          <table:table-cell office:value-type="float" office:value="606.711" calcext:value-type="float">
            <text:p>606,711</text:p>
          </table:table-cell>
          <table:table-cell office:value-type="float" office:value="198.586" calcext:value-type="float">
            <text:p>198,5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4" calcext:value-type="float">
            <text:p>0,054</text:p>
          </table:table-cell>
          <table:table-cell office:value-type="float" office:value="562.616" calcext:value-type="float">
            <text:p>562,616</text:p>
          </table:table-cell>
          <table:table-cell office:value-type="float" office:value="602.517" calcext:value-type="float">
            <text:p>602,517</text:p>
          </table:table-cell>
          <table:table-cell office:value-type="float" office:value="590.822" calcext:value-type="float">
            <text:p>590,822</text:p>
          </table:table-cell>
          <table:table-cell office:value-type="float" office:value="172.103" calcext:value-type="float">
            <text:p>172,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1" calcext:value-type="float">
            <text:p>0,051</text:p>
          </table:table-cell>
          <table:table-cell office:value-type="float" office:value="548.513" calcext:value-type="float">
            <text:p>548,513</text:p>
          </table:table-cell>
          <table:table-cell office:value-type="float" office:value="646.834" calcext:value-type="float">
            <text:p>646,834</text:p>
          </table:table-cell>
          <table:table-cell office:value-type="float" office:value="584.064" calcext:value-type="float">
            <text:p>584,064</text:p>
          </table:table-cell>
          <table:table-cell office:value-type="float" office:value="813.286" calcext:value-type="float">
            <text:p>813,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46" calcext:value-type="float">
            <text:p>0,0546</text:p>
          </table:table-cell>
          <table:table-cell office:value-type="float" office:value="561.113" calcext:value-type="float">
            <text:p>561,113</text:p>
          </table:table-cell>
          <table:table-cell office:value-type="float" office:value="645.348" calcext:value-type="float">
            <text:p>645,348</text:p>
          </table:table-cell>
          <table:table-cell office:value-type="float" office:value="584.755" calcext:value-type="float">
            <text:p>584,755</text:p>
          </table:table-cell>
          <table:table-cell office:value-type="float" office:value="626.905" calcext:value-type="float">
            <text:p>626,90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6" calcext:value-type="float">
            <text:p>0,136</text:p>
          </table:table-cell>
          <table:table-cell office:value-type="float" office:value="655.543" calcext:value-type="float">
            <text:p>655,543</text:p>
          </table:table-cell>
          <table:table-cell office:value-type="float" office:value="706.452" calcext:value-type="float">
            <text:p>706,452</text:p>
          </table:table-cell>
          <table:table-cell office:value-type="float" office:value="678.236" calcext:value-type="float">
            <text:p>678,236</text:p>
          </table:table-cell>
          <table:table-cell office:value-type="float" office:value="315.036" calcext:value-type="float">
            <text:p>315,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37" calcext:value-type="float">
            <text:p>0,1637</text:p>
          </table:table-cell>
          <table:table-cell office:value-type="float" office:value="602.623" calcext:value-type="float">
            <text:p>602,623</text:p>
          </table:table-cell>
          <table:table-cell office:value-type="float" office:value="677.565" calcext:value-type="float">
            <text:p>677,565</text:p>
          </table:table-cell>
          <table:table-cell office:value-type="float" office:value="631.779" calcext:value-type="float">
            <text:p>631,779</text:p>
          </table:table-cell>
          <table:table-cell office:value-type="float" office:value="375.058" calcext:value-type="float">
            <text:p>375,0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86" calcext:value-type="float">
            <text:p>0,1186</text:p>
          </table:table-cell>
          <table:table-cell office:value-type="float" office:value="618.083" calcext:value-type="float">
            <text:p>618,083</text:p>
          </table:table-cell>
          <table:table-cell office:value-type="float" office:value="689.937" calcext:value-type="float">
            <text:p>689,937</text:p>
          </table:table-cell>
          <table:table-cell office:value-type="float" office:value="650.086" calcext:value-type="float">
            <text:p>650,086</text:p>
          </table:table-cell>
          <table:table-cell office:value-type="float" office:value="640.681" calcext:value-type="float">
            <text:p>640,6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29" calcext:value-type="float">
            <text:p>0,1329</text:p>
          </table:table-cell>
          <table:table-cell office:value-type="float" office:value="593.257" calcext:value-type="float">
            <text:p>593,257</text:p>
          </table:table-cell>
          <table:table-cell office:value-type="float" office:value="628.982" calcext:value-type="float">
            <text:p>628,982</text:p>
          </table:table-cell>
          <table:table-cell office:value-type="float" office:value="611.593" calcext:value-type="float">
            <text:p>611,593</text:p>
          </table:table-cell>
          <table:table-cell office:value-type="float" office:value="149.837" calcext:value-type="float">
            <text:p>149,8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64" calcext:value-type="float">
            <text:p>0,2564</text:p>
          </table:table-cell>
          <table:table-cell office:value-type="float" office:value="646.847" calcext:value-type="float">
            <text:p>646,847</text:p>
          </table:table-cell>
          <table:table-cell office:value-type="float" office:value="700.782" calcext:value-type="float">
            <text:p>700,782</text:p>
          </table:table-cell>
          <table:table-cell office:value-type="float" office:value="670.58" calcext:value-type="float">
            <text:p>670,58</text:p>
          </table:table-cell>
          <table:table-cell office:value-type="float" office:value="360.676" calcext:value-type="float">
            <text:p>360,6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35" calcext:value-type="float">
            <text:p>0,2235</text:p>
          </table:table-cell>
          <table:table-cell office:value-type="float" office:value="692.334" calcext:value-type="float">
            <text:p>692,334</text:p>
          </table:table-cell>
          <table:table-cell office:value-type="float" office:value="752.711" calcext:value-type="float">
            <text:p>752,711</text:p>
          </table:table-cell>
          <table:table-cell office:value-type="float" office:value="723.203" calcext:value-type="float">
            <text:p>723,203</text:p>
          </table:table-cell>
          <table:table-cell office:value-type="float" office:value="236.342" calcext:value-type="float">
            <text:p>236,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06" calcext:value-type="float">
            <text:p>0,2006</text:p>
          </table:table-cell>
          <table:table-cell office:value-type="float" office:value="697.544" calcext:value-type="float">
            <text:p>697,544</text:p>
          </table:table-cell>
          <table:table-cell office:value-type="float" office:value="740.919" calcext:value-type="float">
            <text:p>740,919</text:p>
          </table:table-cell>
          <table:table-cell office:value-type="float" office:value="716.931" calcext:value-type="float">
            <text:p>716,931</text:p>
          </table:table-cell>
          <table:table-cell office:value-type="float" office:value="193.341" calcext:value-type="float">
            <text:p>193,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78" calcext:value-type="float">
            <text:p>0,1878</text:p>
          </table:table-cell>
          <table:table-cell office:value-type="float" office:value="685.08" calcext:value-type="float">
            <text:p>685,08</text:p>
          </table:table-cell>
          <table:table-cell office:value-type="float" office:value="722.361" calcext:value-type="float">
            <text:p>722,361</text:p>
          </table:table-cell>
          <table:table-cell office:value-type="float" office:value="704.586" calcext:value-type="float">
            <text:p>704,586</text:p>
          </table:table-cell>
          <table:table-cell office:value-type="float" office:value="124.097" calcext:value-type="float">
            <text:p>124,09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85" calcext:value-type="float">
            <text:p>0,5085</text:p>
          </table:table-cell>
          <table:table-cell office:value-type="float" office:value="731.228" calcext:value-type="float">
            <text:p>731,228</text:p>
          </table:table-cell>
          <table:table-cell office:value-type="float" office:value="781.822" calcext:value-type="float">
            <text:p>781,822</text:p>
          </table:table-cell>
          <table:table-cell office:value-type="float" office:value="754.015" calcext:value-type="float">
            <text:p>754,015</text:p>
          </table:table-cell>
          <table:table-cell office:value-type="float" office:value="209.121" calcext:value-type="float">
            <text:p>209,1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95" calcext:value-type="float">
            <text:p>0,4695</text:p>
          </table:table-cell>
          <table:table-cell office:value-type="float" office:value="676.179" calcext:value-type="float">
            <text:p>676,179</text:p>
          </table:table-cell>
          <table:table-cell office:value-type="float" office:value="725.391" calcext:value-type="float">
            <text:p>725,391</text:p>
          </table:table-cell>
          <table:table-cell office:value-type="float" office:value="703.49" calcext:value-type="float">
            <text:p>703,49</text:p>
          </table:table-cell>
          <table:table-cell office:value-type="float" office:value="272.774" calcext:value-type="float">
            <text:p>272,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68" calcext:value-type="float">
            <text:p>0,4668</text:p>
          </table:table-cell>
          <table:table-cell office:value-type="float" office:value="715.643" calcext:value-type="float">
            <text:p>715,643</text:p>
          </table:table-cell>
          <table:table-cell office:value-type="float" office:value="771.673" calcext:value-type="float">
            <text:p>771,673</text:p>
          </table:table-cell>
          <table:table-cell office:value-type="float" office:value="738.389" calcext:value-type="float">
            <text:p>738,389</text:p>
          </table:table-cell>
          <table:table-cell office:value-type="float" office:value="355.406" calcext:value-type="float">
            <text:p>355,4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84" calcext:value-type="float">
            <text:p>0,3184</text:p>
          </table:table-cell>
          <table:table-cell office:value-type="float" office:value="713.485" calcext:value-type="float">
            <text:p>713,485</text:p>
          </table:table-cell>
          <table:table-cell office:value-type="float" office:value="784.486" calcext:value-type="float">
            <text:p>784,486</text:p>
          </table:table-cell>
          <table:table-cell office:value-type="float" office:value="746.885" calcext:value-type="float">
            <text:p>746,885</text:p>
          </table:table-cell>
          <table:table-cell office:value-type="float" office:value="493.223" calcext:value-type="float">
            <text:p>493,2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72" calcext:value-type="float">
            <text:p>0,8172</text:p>
          </table:table-cell>
          <table:table-cell office:value-type="float" office:value="719.851" calcext:value-type="float">
            <text:p>719,851</text:p>
          </table:table-cell>
          <table:table-cell office:value-type="float" office:value="762.856" calcext:value-type="float">
            <text:p>762,856</text:p>
          </table:table-cell>
          <table:table-cell office:value-type="float" office:value="740.33" calcext:value-type="float">
            <text:p>740,33</text:p>
          </table:table-cell>
          <table:table-cell office:value-type="float" office:value="198.761" calcext:value-type="float">
            <text:p>198,7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65" calcext:value-type="float">
            <text:p>0,7565</text:p>
          </table:table-cell>
          <table:table-cell office:value-type="float" office:value="773.366" calcext:value-type="float">
            <text:p>773,366</text:p>
          </table:table-cell>
          <table:table-cell office:value-type="float" office:value="817.395" calcext:value-type="float">
            <text:p>817,395</text:p>
          </table:table-cell>
          <table:table-cell office:value-type="float" office:value="794.851" calcext:value-type="float">
            <text:p>794,851</text:p>
          </table:table-cell>
          <table:table-cell office:value-type="float" office:value="210.923" calcext:value-type="float">
            <text:p>210,9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09" calcext:value-type="float">
            <text:p>0,6109</text:p>
          </table:table-cell>
          <table:table-cell office:value-type="float" office:value="819.303" calcext:value-type="float">
            <text:p>819,303</text:p>
          </table:table-cell>
          <table:table-cell office:value-type="float" office:value="863.052" calcext:value-type="float">
            <text:p>863,052</text:p>
          </table:table-cell>
          <table:table-cell office:value-type="float" office:value="846.741" calcext:value-type="float">
            <text:p>846,741</text:p>
          </table:table-cell>
          <table:table-cell office:value-type="float" office:value="189.082" calcext:value-type="float">
            <text:p>189,0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18" calcext:value-type="float">
            <text:p>0,7518</text:p>
          </table:table-cell>
          <table:table-cell office:value-type="float" office:value="778.321" calcext:value-type="float">
            <text:p>778,321</text:p>
          </table:table-cell>
          <table:table-cell office:value-type="float" office:value="848.464" calcext:value-type="float">
            <text:p>848,464</text:p>
          </table:table-cell>
          <table:table-cell office:value-type="float" office:value="800.702" calcext:value-type="float">
            <text:p>800,702</text:p>
          </table:table-cell>
          <table:table-cell office:value-type="float" office:value="415.497" calcext:value-type="float">
            <text:p>415,49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67" calcext:value-type="float">
            <text:p>1,2567</text:p>
          </table:table-cell>
          <table:table-cell office:value-type="float" office:value="765.031" calcext:value-type="float">
            <text:p>765,031</text:p>
          </table:table-cell>
          <table:table-cell office:value-type="float" office:value="816.258" calcext:value-type="float">
            <text:p>816,258</text:p>
          </table:table-cell>
          <table:table-cell office:value-type="float" office:value="795.867" calcext:value-type="float">
            <text:p>795,867</text:p>
          </table:table-cell>
          <table:table-cell office:value-type="float" office:value="221.262" calcext:value-type="float">
            <text:p>221,2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073" calcext:value-type="float">
            <text:p>1,2073</text:p>
          </table:table-cell>
          <table:table-cell office:value-type="float" office:value="792.474" calcext:value-type="float">
            <text:p>792,474</text:p>
          </table:table-cell>
          <table:table-cell office:value-type="float" office:value="839.268" calcext:value-type="float">
            <text:p>839,268</text:p>
          </table:table-cell>
          <table:table-cell office:value-type="float" office:value="813.392" calcext:value-type="float">
            <text:p>813,392</text:p>
          </table:table-cell>
          <table:table-cell office:value-type="float" office:value="184.311" calcext:value-type="float">
            <text:p>184,3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964" calcext:value-type="float">
            <text:p>1,2964</text:p>
          </table:table-cell>
          <table:table-cell office:value-type="float" office:value="779.559" calcext:value-type="float">
            <text:p>779,559</text:p>
          </table:table-cell>
          <table:table-cell office:value-type="float" office:value="834.235" calcext:value-type="float">
            <text:p>834,235</text:p>
          </table:table-cell>
          <table:table-cell office:value-type="float" office:value="810.063" calcext:value-type="float">
            <text:p>810,063</text:p>
          </table:table-cell>
          <table:table-cell office:value-type="float" office:value="244.604" calcext:value-type="float">
            <text:p>244,6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176" calcext:value-type="float">
            <text:p>1,5176</text:p>
          </table:table-cell>
          <table:table-cell office:value-type="float" office:value="838.442" calcext:value-type="float">
            <text:p>838,442</text:p>
          </table:table-cell>
          <table:table-cell office:value-type="float" office:value="887.278" calcext:value-type="float">
            <text:p>887,278</text:p>
          </table:table-cell>
          <table:table-cell office:value-type="float" office:value="848.868" calcext:value-type="float">
            <text:p>848,868</text:p>
          </table:table-cell>
          <table:table-cell office:value-type="float" office:value="189.498" calcext:value-type="float">
            <text:p>189,498</text:p>
          </table:table-cell>
        </table:table-row>
      </table:table>
      <table:table table:name="Cluster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</text:p>
          </table:table-cell>
          <table:table-cell office:value-type="string" calcext:value-type="string">
            <text:p>Worst V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Varianz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5.943" calcext:value-type="float">
            <text:p>105,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7.03" calcext:value-type="float">
            <text:p>217,03</text:p>
          </table:table-cell>
          <table:table-cell office:value-type="float" office:value="221.836" calcext:value-type="float">
            <text:p>221,836</text:p>
          </table:table-cell>
          <table:table-cell office:value-type="float" office:value="219.065" calcext:value-type="float">
            <text:p>219,065</text:p>
          </table:table-cell>
          <table:table-cell office:value-type="float" office:value="3.96035" calcext:value-type="float">
            <text:p>3,960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12.892" calcext:value-type="float">
            <text:p>212,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2.673" calcext:value-type="float">
            <text:p>202,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8" calcext:value-type="float">
            <text:p>0,0008</text:p>
          </table:table-cell>
          <table:table-cell office:value-type="float" office:value="234.421" calcext:value-type="float">
            <text:p>234,421</text:p>
          </table:table-cell>
          <table:table-cell office:value-type="float" office:value="243.957" calcext:value-type="float">
            <text:p>243,957</text:p>
          </table:table-cell>
          <table:table-cell office:value-type="float" office:value="237.622" calcext:value-type="float">
            <text:p>237,622</text:p>
          </table:table-cell>
          <table:table-cell office:value-type="float" office:value="6.28761" calcext:value-type="float">
            <text:p>6,287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4" calcext:value-type="float">
            <text:p>0,0004</text:p>
          </table:table-cell>
          <table:table-cell office:value-type="float" office:value="271.206" calcext:value-type="float">
            <text:p>271,206</text:p>
          </table:table-cell>
          <table:table-cell office:value-type="float" office:value="280.821" calcext:value-type="float">
            <text:p>280,821</text:p>
          </table:table-cell>
          <table:table-cell office:value-type="float" office:value="273.16" calcext:value-type="float">
            <text:p>273,16</text:p>
          </table:table-cell>
          <table:table-cell office:value-type="float" office:value="6.93607" calcext:value-type="float">
            <text:p>6,936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,0005</text:p>
          </table:table-cell>
          <table:table-cell office:value-type="float" office:value="178.402" calcext:value-type="float">
            <text:p>178,402</text:p>
          </table:table-cell>
          <table:table-cell office:value-type="float" office:value="185.786" calcext:value-type="float">
            <text:p>185,786</text:p>
          </table:table-cell>
          <table:table-cell office:value-type="float" office:value="181.785" calcext:value-type="float">
            <text:p>181,785</text:p>
          </table:table-cell>
          <table:table-cell office:value-type="float" office:value="2.92779" calcext:value-type="float">
            <text:p>2,927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7" calcext:value-type="float">
            <text:p>0,0007</text:p>
          </table:table-cell>
          <table:table-cell office:value-type="float" office:value="128.976" calcext:value-type="float">
            <text:p>128,976</text:p>
          </table:table-cell>
          <table:table-cell office:value-type="float" office:value="134.071" calcext:value-type="float">
            <text:p>134,071</text:p>
          </table:table-cell>
          <table:table-cell office:value-type="float" office:value="131.759" calcext:value-type="float">
            <text:p>131,759</text:p>
          </table:table-cell>
          <table:table-cell office:value-type="float" office:value="5.11435" calcext:value-type="float">
            <text:p>5,114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8" calcext:value-type="float">
            <text:p>0,0088</text:p>
          </table:table-cell>
          <table:table-cell office:value-type="float" office:value="145.56" calcext:value-type="float">
            <text:p>145,56</text:p>
          </table:table-cell>
          <table:table-cell office:value-type="float" office:value="156.12" calcext:value-type="float">
            <text:p>156,12</text:p>
          </table:table-cell>
          <table:table-cell office:value-type="float" office:value="149.299" calcext:value-type="float">
            <text:p>149,299</text:p>
          </table:table-cell>
          <table:table-cell office:value-type="float" office:value="8.84493" calcext:value-type="float">
            <text:p>8,844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9" calcext:value-type="float">
            <text:p>0,0059</text:p>
          </table:table-cell>
          <table:table-cell office:value-type="float" office:value="172.679" calcext:value-type="float">
            <text:p>172,679</text:p>
          </table:table-cell>
          <table:table-cell office:value-type="float" office:value="181.766" calcext:value-type="float">
            <text:p>181,766</text:p>
          </table:table-cell>
          <table:table-cell office:value-type="float" office:value="176.247" calcext:value-type="float">
            <text:p>176,247</text:p>
          </table:table-cell>
          <table:table-cell office:value-type="float" office:value="5.3095" calcext:value-type="float">
            <text:p>5,30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2" calcext:value-type="float">
            <text:p>0,0052</text:p>
          </table:table-cell>
          <table:table-cell office:value-type="float" office:value="190.971" calcext:value-type="float">
            <text:p>190,971</text:p>
          </table:table-cell>
          <table:table-cell office:value-type="float" office:value="202.757" calcext:value-type="float">
            <text:p>202,757</text:p>
          </table:table-cell>
          <table:table-cell office:value-type="float" office:value="194.448" calcext:value-type="float">
            <text:p>194,448</text:p>
          </table:table-cell>
          <table:table-cell office:value-type="float" office:value="14.2934" calcext:value-type="float">
            <text:p>14,29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7" calcext:value-type="float">
            <text:p>0,0057</text:p>
          </table:table-cell>
          <table:table-cell office:value-type="float" office:value="251.035" calcext:value-type="float">
            <text:p>251,035</text:p>
          </table:table-cell>
          <table:table-cell office:value-type="float" office:value="259.044" calcext:value-type="float">
            <text:p>259,044</text:p>
          </table:table-cell>
          <table:table-cell office:value-type="float" office:value="252.331" calcext:value-type="float">
            <text:p>252,331</text:p>
          </table:table-cell>
          <table:table-cell office:value-type="float" office:value="5.15758" calcext:value-type="float">
            <text:p>5,1575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73" calcext:value-type="float">
            <text:p>0,0173</text:p>
          </table:table-cell>
          <table:table-cell office:value-type="float" office:value="256.879" calcext:value-type="float">
            <text:p>256,879</text:p>
          </table:table-cell>
          <table:table-cell office:value-type="float" office:value="268.544" calcext:value-type="float">
            <text:p>268,544</text:p>
          </table:table-cell>
          <table:table-cell office:value-type="float" office:value="263.377" calcext:value-type="float">
            <text:p>263,377</text:p>
          </table:table-cell>
          <table:table-cell office:value-type="float" office:value="12.5512" calcext:value-type="float">
            <text:p>12,55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3" calcext:value-type="float">
            <text:p>0,0163</text:p>
          </table:table-cell>
          <table:table-cell office:value-type="float" office:value="182.907" calcext:value-type="float">
            <text:p>182,907</text:p>
          </table:table-cell>
          <table:table-cell office:value-type="float" office:value="191.036" calcext:value-type="float">
            <text:p>191,036</text:p>
          </table:table-cell>
          <table:table-cell office:value-type="float" office:value="185.671" calcext:value-type="float">
            <text:p>185,671</text:p>
          </table:table-cell>
          <table:table-cell office:value-type="float" office:value="5.69987" calcext:value-type="float">
            <text:p>5,699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5" calcext:value-type="float">
            <text:p>0,0195</text:p>
          </table:table-cell>
          <table:table-cell office:value-type="float" office:value="277.902" calcext:value-type="float">
            <text:p>277,902</text:p>
          </table:table-cell>
          <table:table-cell office:value-type="float" office:value="288.227" calcext:value-type="float">
            <text:p>288,227</text:p>
          </table:table-cell>
          <table:table-cell office:value-type="float" office:value="281.525" calcext:value-type="float">
            <text:p>281,525</text:p>
          </table:table-cell>
          <table:table-cell office:value-type="float" office:value="7.8694" calcext:value-type="float">
            <text:p>7,86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78" calcext:value-type="float">
            <text:p>0,0178</text:p>
          </table:table-cell>
          <table:table-cell office:value-type="float" office:value="227.584" calcext:value-type="float">
            <text:p>227,584</text:p>
          </table:table-cell>
          <table:table-cell office:value-type="float" office:value="249.212" calcext:value-type="float">
            <text:p>249,212</text:p>
          </table:table-cell>
          <table:table-cell office:value-type="float" office:value="235.732" calcext:value-type="float">
            <text:p>235,732</text:p>
          </table:table-cell>
          <table:table-cell office:value-type="float" office:value="32.2337" calcext:value-type="float">
            <text:p>32,23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88" calcext:value-type="float">
            <text:p>0,0588</text:p>
          </table:table-cell>
          <table:table-cell office:value-type="float" office:value="286.41" calcext:value-type="float">
            <text:p>286,41</text:p>
          </table:table-cell>
          <table:table-cell office:value-type="float" office:value="302.031" calcext:value-type="float">
            <text:p>302,031</text:p>
          </table:table-cell>
          <table:table-cell office:value-type="float" office:value="293.85" calcext:value-type="float">
            <text:p>293,85</text:p>
          </table:table-cell>
          <table:table-cell office:value-type="float" office:value="16.0688" calcext:value-type="float">
            <text:p>16,06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5" calcext:value-type="float">
            <text:p>0,055</text:p>
          </table:table-cell>
          <table:table-cell office:value-type="float" office:value="241.752" calcext:value-type="float">
            <text:p>241,752</text:p>
          </table:table-cell>
          <table:table-cell office:value-type="float" office:value="260.306" calcext:value-type="float">
            <text:p>260,306</text:p>
          </table:table-cell>
          <table:table-cell office:value-type="float" office:value="250.989" calcext:value-type="float">
            <text:p>250,989</text:p>
          </table:table-cell>
          <table:table-cell office:value-type="float" office:value="59.7201" calcext:value-type="float">
            <text:p>59,7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2" calcext:value-type="float">
            <text:p>0,072</text:p>
          </table:table-cell>
          <table:table-cell office:value-type="float" office:value="217.84" calcext:value-type="float">
            <text:p>217,84</text:p>
          </table:table-cell>
          <table:table-cell office:value-type="float" office:value="226.141" calcext:value-type="float">
            <text:p>226,141</text:p>
          </table:table-cell>
          <table:table-cell office:value-type="float" office:value="221.433" calcext:value-type="float">
            <text:p>221,433</text:p>
          </table:table-cell>
          <table:table-cell office:value-type="float" office:value="4.64737" calcext:value-type="float">
            <text:p>4,647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43" calcext:value-type="float">
            <text:p>0,0443</text:p>
          </table:table-cell>
          <table:table-cell office:value-type="float" office:value="225.772" calcext:value-type="float">
            <text:p>225,772</text:p>
          </table:table-cell>
          <table:table-cell office:value-type="float" office:value="242.645" calcext:value-type="float">
            <text:p>242,645</text:p>
          </table:table-cell>
          <table:table-cell office:value-type="float" office:value="231.317" calcext:value-type="float">
            <text:p>231,317</text:p>
          </table:table-cell>
          <table:table-cell office:value-type="float" office:value="23.2759" calcext:value-type="float">
            <text:p>23,275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3" calcext:value-type="float">
            <text:p>0,113</text:p>
          </table:table-cell>
          <table:table-cell office:value-type="float" office:value="269.729" calcext:value-type="float">
            <text:p>269,729</text:p>
          </table:table-cell>
          <table:table-cell office:value-type="float" office:value="280.372" calcext:value-type="float">
            <text:p>280,372</text:p>
          </table:table-cell>
          <table:table-cell office:value-type="float" office:value="273.746" calcext:value-type="float">
            <text:p>273,746</text:p>
          </table:table-cell>
          <table:table-cell office:value-type="float" office:value="9.85004" calcext:value-type="float">
            <text:p>9,85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8" calcext:value-type="float">
            <text:p>0,128</text:p>
          </table:table-cell>
          <table:table-cell office:value-type="float" office:value="326.029" calcext:value-type="float">
            <text:p>326,029</text:p>
          </table:table-cell>
          <table:table-cell office:value-type="float" office:value="334.735" calcext:value-type="float">
            <text:p>334,735</text:p>
          </table:table-cell>
          <table:table-cell office:value-type="float" office:value="329.01" calcext:value-type="float">
            <text:p>329,01</text:p>
          </table:table-cell>
          <table:table-cell office:value-type="float" office:value="8.60254" calcext:value-type="float">
            <text:p>8,602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4" calcext:value-type="float">
            <text:p>0,134</text:p>
          </table:table-cell>
          <table:table-cell office:value-type="float" office:value="292.338" calcext:value-type="float">
            <text:p>292,338</text:p>
          </table:table-cell>
          <table:table-cell office:value-type="float" office:value="305.442" calcext:value-type="float">
            <text:p>305,442</text:p>
          </table:table-cell>
          <table:table-cell office:value-type="float" office:value="298.545" calcext:value-type="float">
            <text:p>298,545</text:p>
          </table:table-cell>
          <table:table-cell office:value-type="float" office:value="20.8914" calcext:value-type="float">
            <text:p>20,89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29" calcext:value-type="float">
            <text:p>0,1429</text:p>
          </table:table-cell>
          <table:table-cell office:value-type="float" office:value="234.16" calcext:value-type="float">
            <text:p>234,16</text:p>
          </table:table-cell>
          <table:table-cell office:value-type="float" office:value="242.377" calcext:value-type="float">
            <text:p>242,377</text:p>
          </table:table-cell>
          <table:table-cell office:value-type="float" office:value="238.973" calcext:value-type="float">
            <text:p>238,973</text:p>
          </table:table-cell>
          <table:table-cell office:value-type="float" office:value="9.00071" calcext:value-type="float">
            <text:p>9,0007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,249</text:p>
          </table:table-cell>
          <table:table-cell office:value-type="float" office:value="291.392" calcext:value-type="float">
            <text:p>291,392</text:p>
          </table:table-cell>
          <table:table-cell office:value-type="float" office:value="306.813" calcext:value-type="float">
            <text:p>306,813</text:p>
          </table:table-cell>
          <table:table-cell office:value-type="float" office:value="296.987" calcext:value-type="float">
            <text:p>296,987</text:p>
          </table:table-cell>
          <table:table-cell office:value-type="float" office:value="22.0563" calcext:value-type="float">
            <text:p>22,0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36" calcext:value-type="float">
            <text:p>0,3336</text:p>
          </table:table-cell>
          <table:table-cell office:value-type="float" office:value="200.99" calcext:value-type="float">
            <text:p>200,99</text:p>
          </table:table-cell>
          <table:table-cell office:value-type="float" office:value="209.753" calcext:value-type="float">
            <text:p>209,753</text:p>
          </table:table-cell>
          <table:table-cell office:value-type="float" office:value="207.056" calcext:value-type="float">
            <text:p>207,056</text:p>
          </table:table-cell>
          <table:table-cell office:value-type="float" office:value="6.20771" calcext:value-type="float">
            <text:p>6,207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29" calcext:value-type="float">
            <text:p>0,2429</text:p>
          </table:table-cell>
          <table:table-cell office:value-type="float" office:value="269.364" calcext:value-type="float">
            <text:p>269,364</text:p>
          </table:table-cell>
          <table:table-cell office:value-type="float" office:value="278.733" calcext:value-type="float">
            <text:p>278,733</text:p>
          </table:table-cell>
          <table:table-cell office:value-type="float" office:value="274.962" calcext:value-type="float">
            <text:p>274,962</text:p>
          </table:table-cell>
          <table:table-cell office:value-type="float" office:value="9.25812" calcext:value-type="float">
            <text:p>9,258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17" calcext:value-type="float">
            <text:p>0,3117</text:p>
          </table:table-cell>
          <table:table-cell office:value-type="float" office:value="267.975" calcext:value-type="float">
            <text:p>267,975</text:p>
          </table:table-cell>
          <table:table-cell office:value-type="float" office:value="280.899" calcext:value-type="float">
            <text:p>280,899</text:p>
          </table:table-cell>
          <table:table-cell office:value-type="float" office:value="273.601" calcext:value-type="float">
            <text:p>273,601</text:p>
          </table:table-cell>
          <table:table-cell office:value-type="float" office:value="19.2798" calcext:value-type="float">
            <text:p>19,279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28" calcext:value-type="float">
            <text:p>0,4628</text:p>
          </table:table-cell>
          <table:table-cell office:value-type="float" office:value="294.642" calcext:value-type="float">
            <text:p>294,642</text:p>
          </table:table-cell>
          <table:table-cell office:value-type="float" office:value="303.796" calcext:value-type="float">
            <text:p>303,796</text:p>
          </table:table-cell>
          <table:table-cell office:value-type="float" office:value="298.724" calcext:value-type="float">
            <text:p>298,724</text:p>
          </table:table-cell>
          <table:table-cell office:value-type="float" office:value="11.502" calcext:value-type="float">
            <text:p>11,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43" calcext:value-type="float">
            <text:p>0,5443</text:p>
          </table:table-cell>
          <table:table-cell office:value-type="float" office:value="333.597" calcext:value-type="float">
            <text:p>333,597</text:p>
          </table:table-cell>
          <table:table-cell office:value-type="float" office:value="348.753" calcext:value-type="float">
            <text:p>348,753</text:p>
          </table:table-cell>
          <table:table-cell office:value-type="float" office:value="341.619" calcext:value-type="float">
            <text:p>341,619</text:p>
          </table:table-cell>
          <table:table-cell office:value-type="float" office:value="33.5174" calcext:value-type="float">
            <text:p>33,51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47" calcext:value-type="float">
            <text:p>0,5247</text:p>
          </table:table-cell>
          <table:table-cell office:value-type="float" office:value="312.825" calcext:value-type="float">
            <text:p>312,825</text:p>
          </table:table-cell>
          <table:table-cell office:value-type="float" office:value="332.162" calcext:value-type="float">
            <text:p>332,162</text:p>
          </table:table-cell>
          <table:table-cell office:value-type="float" office:value="321.556" calcext:value-type="float">
            <text:p>321,556</text:p>
          </table:table-cell>
          <table:table-cell office:value-type="float" office:value="31.8556" calcext:value-type="float">
            <text:p>31,85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5" calcext:value-type="float">
            <text:p>0,485</text:p>
          </table:table-cell>
          <table:table-cell office:value-type="float" office:value="292.599" calcext:value-type="float">
            <text:p>292,599</text:p>
          </table:table-cell>
          <table:table-cell office:value-type="float" office:value="308.926" calcext:value-type="float">
            <text:p>308,926</text:p>
          </table:table-cell>
          <table:table-cell office:value-type="float" office:value="300.392" calcext:value-type="float">
            <text:p>300,392</text:p>
          </table:table-cell>
          <table:table-cell office:value-type="float" office:value="24.6409" calcext:value-type="float">
            <text:p>24,64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7" calcext:value-type="float">
            <text:p>0,777</text:p>
          </table:table-cell>
          <table:table-cell office:value-type="float" office:value="280.349" calcext:value-type="float">
            <text:p>280,349</text:p>
          </table:table-cell>
          <table:table-cell office:value-type="float" office:value="296.329" calcext:value-type="float">
            <text:p>296,329</text:p>
          </table:table-cell>
          <table:table-cell office:value-type="float" office:value="289.294" calcext:value-type="float">
            <text:p>289,294</text:p>
          </table:table-cell>
          <table:table-cell office:value-type="float" office:value="22.8451" calcext:value-type="float">
            <text:p>22,8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05" calcext:value-type="float">
            <text:p>0,5205</text:p>
          </table:table-cell>
          <table:table-cell office:value-type="float" office:value="177.189" calcext:value-type="float">
            <text:p>177,189</text:p>
          </table:table-cell>
          <table:table-cell office:value-type="float" office:value="192.516" calcext:value-type="float">
            <text:p>192,516</text:p>
          </table:table-cell>
          <table:table-cell office:value-type="float" office:value="184.705" calcext:value-type="float">
            <text:p>184,705</text:p>
          </table:table-cell>
          <table:table-cell office:value-type="float" office:value="15.9439" calcext:value-type="float">
            <text:p>15,94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18" calcext:value-type="float">
            <text:p>0,7918</text:p>
          </table:table-cell>
          <table:table-cell office:value-type="float" office:value="313.403" calcext:value-type="float">
            <text:p>313,403</text:p>
          </table:table-cell>
          <table:table-cell office:value-type="float" office:value="319.745" calcext:value-type="float">
            <text:p>319,745</text:p>
          </table:table-cell>
          <table:table-cell office:value-type="float" office:value="316.859" calcext:value-type="float">
            <text:p>316,859</text:p>
          </table:table-cell>
          <table:table-cell office:value-type="float" office:value="4.74996" calcext:value-type="float">
            <text:p>4,74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54" calcext:value-type="float">
            <text:p>0,7854</text:p>
          </table:table-cell>
          <table:table-cell office:value-type="float" office:value="410.503" calcext:value-type="float">
            <text:p>410,503</text:p>
          </table:table-cell>
          <table:table-cell office:value-type="float" office:value="427.213" calcext:value-type="float">
            <text:p>427,213</text:p>
          </table:table-cell>
          <table:table-cell office:value-type="float" office:value="418.923" calcext:value-type="float">
            <text:p>418,923</text:p>
          </table:table-cell>
          <table:table-cell office:value-type="float" office:value="22.3371" calcext:value-type="float">
            <text:p>22,337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35" calcext:value-type="float">
            <text:p>1,235</text:p>
          </table:table-cell>
          <table:table-cell office:value-type="float" office:value="338.73" calcext:value-type="float">
            <text:p>338,73</text:p>
          </table:table-cell>
          <table:table-cell office:value-type="float" office:value="363.35" calcext:value-type="float">
            <text:p>363,35</text:p>
          </table:table-cell>
          <table:table-cell office:value-type="float" office:value="346.905" calcext:value-type="float">
            <text:p>346,905</text:p>
          </table:table-cell>
          <table:table-cell office:value-type="float" office:value="56.7844" calcext:value-type="float">
            <text:p>56,78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257" calcext:value-type="float">
            <text:p>1,3257</text:p>
          </table:table-cell>
          <table:table-cell office:value-type="float" office:value="255.354" calcext:value-type="float">
            <text:p>255,354</text:p>
          </table:table-cell>
          <table:table-cell office:value-type="float" office:value="264.634" calcext:value-type="float">
            <text:p>264,634</text:p>
          </table:table-cell>
          <table:table-cell office:value-type="float" office:value="260.342" calcext:value-type="float">
            <text:p>260,342</text:p>
          </table:table-cell>
          <table:table-cell office:value-type="float" office:value="6.2733" calcext:value-type="float">
            <text:p>6,27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194" calcext:value-type="float">
            <text:p>1,3194</text:p>
          </table:table-cell>
          <table:table-cell office:value-type="float" office:value="376.793" calcext:value-type="float">
            <text:p>376,793</text:p>
          </table:table-cell>
          <table:table-cell office:value-type="float" office:value="391.467" calcext:value-type="float">
            <text:p>391,467</text:p>
          </table:table-cell>
          <table:table-cell office:value-type="float" office:value="383.763" calcext:value-type="float">
            <text:p>383,763</text:p>
          </table:table-cell>
          <table:table-cell office:value-type="float" office:value="21.8682" calcext:value-type="float">
            <text:p>21,86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779" calcext:value-type="float">
            <text:p>1,0779</text:p>
          </table:table-cell>
          <table:table-cell office:value-type="float" office:value="371.764" calcext:value-type="float">
            <text:p>371,764</text:p>
          </table:table-cell>
          <table:table-cell office:value-type="float" office:value="392.963" calcext:value-type="float">
            <text:p>392,963</text:p>
          </table:table-cell>
          <table:table-cell office:value-type="float" office:value="375.336" calcext:value-type="float">
            <text:p>375,336</text:p>
          </table:table-cell>
          <table:table-cell office:value-type="float" office:value="36.1035" calcext:value-type="float">
            <text:p>36,1035</text:p>
          </table:table-cell>
        </table:table-row>
      </table:table>
      <table:table table:name="Line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</text:p>
          </table:table-cell>
          <table:table-cell office:value-type="string" calcext:value-type="string">
            <text:p>Worst V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Varianz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9.218" calcext:value-type="float">
            <text:p>159,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88.51" calcext:value-type="float">
            <text:p>288,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61.339" calcext:value-type="float">
            <text:p>261,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9.73" calcext:value-type="float">
            <text:p>209,73</text:p>
          </table:table-cell>
          <table:table-cell office:value-type="float" office:value="219.333" calcext:value-type="float">
            <text:p>219,333</text:p>
          </table:table-cell>
          <table:table-cell office:value-type="float" office:value="211.651" calcext:value-type="float">
            <text:p>211,651</text:p>
          </table:table-cell>
          <table:table-cell office:value-type="float" office:value="14.7545" calcext:value-type="float">
            <text:p>14,75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,0001</text:p>
          </table:table-cell>
          <table:table-cell office:value-type="float" office:value="319.137" calcext:value-type="float">
            <text:p>319,137</text:p>
          </table:table-cell>
          <table:table-cell office:value-type="float" office:value="334.42" calcext:value-type="float">
            <text:p>334,42</text:p>
          </table:table-cell>
          <table:table-cell office:value-type="float" office:value="322.742" calcext:value-type="float">
            <text:p>322,742</text:p>
          </table:table-cell>
          <table:table-cell office:value-type="float" office:value="22.3785" calcext:value-type="float">
            <text:p>22,3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229.684" calcext:value-type="float">
            <text:p>229,684</text:p>
          </table:table-cell>
          <table:table-cell office:value-type="float" office:value="257.742" calcext:value-type="float">
            <text:p>257,742</text:p>
          </table:table-cell>
          <table:table-cell office:value-type="float" office:value="232.489" calcext:value-type="float">
            <text:p>232,489</text:p>
          </table:table-cell>
          <table:table-cell office:value-type="float" office:value="70.8538" calcext:value-type="float">
            <text:p>70,85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6" calcext:value-type="float">
            <text:p>0,0006</text:p>
          </table:table-cell>
          <table:table-cell table:number-columns-repeated="3" office:value-type="float" office:value="367.093" calcext:value-type="float">
            <text:p>367,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7" calcext:value-type="float">
            <text:p>0,0007</text:p>
          </table:table-cell>
          <table:table-cell office:value-type="float" office:value="326.201" calcext:value-type="float">
            <text:p>326,201</text:p>
          </table:table-cell>
          <table:table-cell office:value-type="float" office:value="333.927" calcext:value-type="float">
            <text:p>333,927</text:p>
          </table:table-cell>
          <table:table-cell office:value-type="float" office:value="327.746" calcext:value-type="float">
            <text:p>327,746</text:p>
          </table:table-cell>
          <table:table-cell office:value-type="float" office:value="9.55226" calcext:value-type="float">
            <text:p>9,5522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7" calcext:value-type="float">
            <text:p>0,0057</text:p>
          </table:table-cell>
          <table:table-cell office:value-type="float" office:value="369.053" calcext:value-type="float">
            <text:p>369,053</text:p>
          </table:table-cell>
          <table:table-cell office:value-type="float" office:value="386.984" calcext:value-type="float">
            <text:p>386,984</text:p>
          </table:table-cell>
          <table:table-cell office:value-type="float" office:value="371.965" calcext:value-type="float">
            <text:p>371,965</text:p>
          </table:table-cell>
          <table:table-cell office:value-type="float" office:value="26.0608" calcext:value-type="float">
            <text:p>26,06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4" calcext:value-type="float">
            <text:p>0,0064</text:p>
          </table:table-cell>
          <table:table-cell office:value-type="float" office:value="454.781" calcext:value-type="float">
            <text:p>454,781</text:p>
          </table:table-cell>
          <table:table-cell office:value-type="float" office:value="481.893" calcext:value-type="float">
            <text:p>481,893</text:p>
          </table:table-cell>
          <table:table-cell office:value-type="float" office:value="478.589" calcext:value-type="float">
            <text:p>478,589</text:p>
          </table:table-cell>
          <table:table-cell office:value-type="float" office:value="63.3127" calcext:value-type="float">
            <text:p>63,31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6" calcext:value-type="float">
            <text:p>0,0056</text:p>
          </table:table-cell>
          <table:table-cell table:number-columns-repeated="3" office:value-type="float" office:value="333.605" calcext:value-type="float">
            <text:p>333,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9" calcext:value-type="float">
            <text:p>0,0059</text:p>
          </table:table-cell>
          <table:table-cell office:value-type="float" office:value="318.679" calcext:value-type="float">
            <text:p>318,679</text:p>
          </table:table-cell>
          <table:table-cell office:value-type="float" office:value="348.751" calcext:value-type="float">
            <text:p>348,751</text:p>
          </table:table-cell>
          <table:table-cell office:value-type="float" office:value="326.552" calcext:value-type="float">
            <text:p>326,552</text:p>
          </table:table-cell>
          <table:table-cell office:value-type="float" office:value="88.2972" calcext:value-type="float">
            <text:p>88,297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2" calcext:value-type="float">
            <text:p>0,0202</text:p>
          </table:table-cell>
          <table:table-cell office:value-type="float" office:value="401.964" calcext:value-type="float">
            <text:p>401,964</text:p>
          </table:table-cell>
          <table:table-cell office:value-type="float" office:value="420.823" calcext:value-type="float">
            <text:p>420,823</text:p>
          </table:table-cell>
          <table:table-cell office:value-type="float" office:value="410.935" calcext:value-type="float">
            <text:p>410,935</text:p>
          </table:table-cell>
          <table:table-cell office:value-type="float" office:value="51.8473" calcext:value-type="float">
            <text:p>51,84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04" calcext:value-type="float">
            <text:p>0,0204</text:p>
          </table:table-cell>
          <table:table-cell table:number-columns-repeated="3" office:value-type="float" office:value="283.883" calcext:value-type="float">
            <text:p>283,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13" calcext:value-type="float">
            <text:p>0,0213</text:p>
          </table:table-cell>
          <table:table-cell office:value-type="float" office:value="217.522" calcext:value-type="float">
            <text:p>217,522</text:p>
          </table:table-cell>
          <table:table-cell office:value-type="float" office:value="217.974" calcext:value-type="float">
            <text:p>217,974</text:p>
          </table:table-cell>
          <table:table-cell office:value-type="float" office:value="217.703" calcext:value-type="float">
            <text:p>217,703</text:p>
          </table:table-cell>
          <table:table-cell office:value-type="float" office:value="0.0491381" calcext:value-type="float">
            <text:p>0,04913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75" calcext:value-type="float">
            <text:p>0,0175</text:p>
          </table:table-cell>
          <table:table-cell office:value-type="float" office:value="329.906" calcext:value-type="float">
            <text:p>329,906</text:p>
          </table:table-cell>
          <table:table-cell office:value-type="float" office:value="330.969" calcext:value-type="float">
            <text:p>330,969</text:p>
          </table:table-cell>
          <table:table-cell office:value-type="float" office:value="330.437" calcext:value-type="float">
            <text:p>330,437</text:p>
          </table:table-cell>
          <table:table-cell office:value-type="float" office:value="0.282811" calcext:value-type="float">
            <text:p>0,2828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63" calcext:value-type="float">
            <text:p>0,0563</text:p>
          </table:table-cell>
          <table:table-cell office:value-type="float" office:value="286.163" calcext:value-type="float">
            <text:p>286,163</text:p>
          </table:table-cell>
          <table:table-cell office:value-type="float" office:value="321.627" calcext:value-type="float">
            <text:p>321,627</text:p>
          </table:table-cell>
          <table:table-cell office:value-type="float" office:value="290.133" calcext:value-type="float">
            <text:p>290,133</text:p>
          </table:table-cell>
          <table:table-cell office:value-type="float" office:value="110.312" calcext:value-type="float">
            <text:p>110,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42" calcext:value-type="float">
            <text:p>0,0442</text:p>
          </table:table-cell>
          <table:table-cell office:value-type="float" office:value="248.204" calcext:value-type="float">
            <text:p>248,204</text:p>
          </table:table-cell>
          <table:table-cell office:value-type="float" office:value="250.258" calcext:value-type="float">
            <text:p>250,258</text:p>
          </table:table-cell>
          <table:table-cell office:value-type="float" office:value="249.026" calcext:value-type="float">
            <text:p>249,026</text:p>
          </table:table-cell>
          <table:table-cell office:value-type="float" office:value="1.01224" calcext:value-type="float">
            <text:p>1,012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97" calcext:value-type="float">
            <text:p>0,0597</text:p>
          </table:table-cell>
          <table:table-cell office:value-type="float" office:value="323.377" calcext:value-type="float">
            <text:p>323,377</text:p>
          </table:table-cell>
          <table:table-cell office:value-type="float" office:value="323.706" calcext:value-type="float">
            <text:p>323,706</text:p>
          </table:table-cell>
          <table:table-cell office:value-type="float" office:value="323.476" calcext:value-type="float">
            <text:p>323,476</text:p>
          </table:table-cell>
          <table:table-cell office:value-type="float" office:value="0.0227446" calcext:value-type="float">
            <text:p>0,02274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67" calcext:value-type="float">
            <text:p>0,0567</text:p>
          </table:table-cell>
          <table:table-cell office:value-type="float" office:value="368.851" calcext:value-type="float">
            <text:p>368,851</text:p>
          </table:table-cell>
          <table:table-cell office:value-type="float" office:value="385.919" calcext:value-type="float">
            <text:p>385,919</text:p>
          </table:table-cell>
          <table:table-cell office:value-type="float" office:value="377.645" calcext:value-type="float">
            <text:p>377,645</text:p>
          </table:table-cell>
          <table:table-cell office:value-type="float" office:value="40.1771" calcext:value-type="float">
            <text:p>40,177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27" calcext:value-type="float">
            <text:p>0,1127</text:p>
          </table:table-cell>
          <table:table-cell office:value-type="float" office:value="324.177" calcext:value-type="float">
            <text:p>324,177</text:p>
          </table:table-cell>
          <table:table-cell office:value-type="float" office:value="364.135" calcext:value-type="float">
            <text:p>364,135</text:p>
          </table:table-cell>
          <table:table-cell office:value-type="float" office:value="337.607" calcext:value-type="float">
            <text:p>337,607</text:p>
          </table:table-cell>
          <table:table-cell office:value-type="float" office:value="170.55" calcext:value-type="float">
            <text:p>170,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21" calcext:value-type="float">
            <text:p>0,1321</text:p>
          </table:table-cell>
          <table:table-cell office:value-type="float" office:value="305.244" calcext:value-type="float">
            <text:p>305,244</text:p>
          </table:table-cell>
          <table:table-cell office:value-type="float" office:value="305.797" calcext:value-type="float">
            <text:p>305,797</text:p>
          </table:table-cell>
          <table:table-cell office:value-type="float" office:value="305.395" calcext:value-type="float">
            <text:p>305,395</text:p>
          </table:table-cell>
          <table:table-cell office:value-type="float" office:value="0.0382469" calcext:value-type="float">
            <text:p>0,0382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38" calcext:value-type="float">
            <text:p>0,1238</text:p>
          </table:table-cell>
          <table:table-cell office:value-type="float" office:value="375.713" calcext:value-type="float">
            <text:p>375,713</text:p>
          </table:table-cell>
          <table:table-cell office:value-type="float" office:value="390.295" calcext:value-type="float">
            <text:p>390,295</text:p>
          </table:table-cell>
          <table:table-cell office:value-type="float" office:value="382.485" calcext:value-type="float">
            <text:p>382,485</text:p>
          </table:table-cell>
          <table:table-cell office:value-type="float" office:value="24.3815" calcext:value-type="float">
            <text:p>24,38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58" calcext:value-type="float">
            <text:p>0,0958</text:p>
          </table:table-cell>
          <table:table-cell office:value-type="float" office:value="396.103" calcext:value-type="float">
            <text:p>396,103</text:p>
          </table:table-cell>
          <table:table-cell office:value-type="float" office:value="413.191" calcext:value-type="float">
            <text:p>413,191</text:p>
          </table:table-cell>
          <table:table-cell office:value-type="float" office:value="403.744" calcext:value-type="float">
            <text:p>403,744</text:p>
          </table:table-cell>
          <table:table-cell office:value-type="float" office:value="40.0885" calcext:value-type="float">
            <text:p>40,088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73" calcext:value-type="float">
            <text:p>0,2573</text:p>
          </table:table-cell>
          <table:table-cell office:value-type="float" office:value="399.93" calcext:value-type="float">
            <text:p>399,93</text:p>
          </table:table-cell>
          <table:table-cell office:value-type="float" office:value="423.448" calcext:value-type="float">
            <text:p>423,448</text:p>
          </table:table-cell>
          <table:table-cell office:value-type="float" office:value="411.323" calcext:value-type="float">
            <text:p>411,323</text:p>
          </table:table-cell>
          <table:table-cell office:value-type="float" office:value="130.069" calcext:value-type="float">
            <text:p>130,0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05" calcext:value-type="float">
            <text:p>0,2705</text:p>
          </table:table-cell>
          <table:table-cell office:value-type="float" office:value="317.436" calcext:value-type="float">
            <text:p>317,436</text:p>
          </table:table-cell>
          <table:table-cell office:value-type="float" office:value="339.086" calcext:value-type="float">
            <text:p>339,086</text:p>
          </table:table-cell>
          <table:table-cell office:value-type="float" office:value="327.684" calcext:value-type="float">
            <text:p>327,684</text:p>
          </table:table-cell>
          <table:table-cell office:value-type="float" office:value="65.7816" calcext:value-type="float">
            <text:p>65,78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43" calcext:value-type="float">
            <text:p>0,2043</text:p>
          </table:table-cell>
          <table:table-cell office:value-type="float" office:value="431.462" calcext:value-type="float">
            <text:p>431,462</text:p>
          </table:table-cell>
          <table:table-cell office:value-type="float" office:value="488.838" calcext:value-type="float">
            <text:p>488,838</text:p>
          </table:table-cell>
          <table:table-cell office:value-type="float" office:value="447.859" calcext:value-type="float">
            <text:p>447,859</text:p>
          </table:table-cell>
          <table:table-cell office:value-type="float" office:value="288.27" calcext:value-type="float">
            <text:p>288,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31" calcext:value-type="float">
            <text:p>0,2031</text:p>
          </table:table-cell>
          <table:table-cell office:value-type="float" office:value="365.242" calcext:value-type="float">
            <text:p>365,242</text:p>
          </table:table-cell>
          <table:table-cell office:value-type="float" office:value="379.715" calcext:value-type="float">
            <text:p>379,715</text:p>
          </table:table-cell>
          <table:table-cell office:value-type="float" office:value="370.482" calcext:value-type="float">
            <text:p>370,482</text:p>
          </table:table-cell>
          <table:table-cell office:value-type="float" office:value="25.1103" calcext:value-type="float">
            <text:p>25,110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34" calcext:value-type="float">
            <text:p>0,4534</text:p>
          </table:table-cell>
          <table:table-cell office:value-type="float" office:value="344.079" calcext:value-type="float">
            <text:p>344,079</text:p>
          </table:table-cell>
          <table:table-cell office:value-type="float" office:value="360.96" calcext:value-type="float">
            <text:p>360,96</text:p>
          </table:table-cell>
          <table:table-cell office:value-type="float" office:value="350.791" calcext:value-type="float">
            <text:p>350,791</text:p>
          </table:table-cell>
          <table:table-cell office:value-type="float" office:value="34.5375" calcext:value-type="float">
            <text:p>34,5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,292</text:p>
          </table:table-cell>
          <table:table-cell office:value-type="float" office:value="392.088" calcext:value-type="float">
            <text:p>392,088</text:p>
          </table:table-cell>
          <table:table-cell office:value-type="float" office:value="425.768" calcext:value-type="float">
            <text:p>425,768</text:p>
          </table:table-cell>
          <table:table-cell office:value-type="float" office:value="401.947" calcext:value-type="float">
            <text:p>401,947</text:p>
          </table:table-cell>
          <table:table-cell office:value-type="float" office:value="112.915" calcext:value-type="float">
            <text:p>112,9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89" calcext:value-type="float">
            <text:p>0,3089</text:p>
          </table:table-cell>
          <table:table-cell office:value-type="float" office:value="306.863" calcext:value-type="float">
            <text:p>306,863</text:p>
          </table:table-cell>
          <table:table-cell office:value-type="float" office:value="332.84" calcext:value-type="float">
            <text:p>332,84</text:p>
          </table:table-cell>
          <table:table-cell office:value-type="float" office:value="313.914" calcext:value-type="float">
            <text:p>313,914</text:p>
          </table:table-cell>
          <table:table-cell office:value-type="float" office:value="59.1395" calcext:value-type="float">
            <text:p>59,13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93" calcext:value-type="float">
            <text:p>0,4693</text:p>
          </table:table-cell>
          <table:table-cell office:value-type="float" office:value="289.389" calcext:value-type="float">
            <text:p>289,389</text:p>
          </table:table-cell>
          <table:table-cell office:value-type="float" office:value="319.296" calcext:value-type="float">
            <text:p>319,296</text:p>
          </table:table-cell>
          <table:table-cell office:value-type="float" office:value="301.226" calcext:value-type="float">
            <text:p>301,226</text:p>
          </table:table-cell>
          <table:table-cell office:value-type="float" office:value="121.386" calcext:value-type="float">
            <text:p>121,38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67" calcext:value-type="float">
            <text:p>0,9067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31.657" calcext:value-type="float">
            <text:p>331,657</text:p>
          </table:table-cell>
          <table:table-cell office:value-type="float" office:value="309.997" calcext:value-type="float">
            <text:p>309,997</text:p>
          </table:table-cell>
          <table:table-cell office:value-type="float" office:value="131.055" calcext:value-type="float">
            <text:p>131,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87" calcext:value-type="float">
            <text:p>0,4687</text:p>
          </table:table-cell>
          <table:table-cell office:value-type="float" office:value="478.513" calcext:value-type="float">
            <text:p>478,513</text:p>
          </table:table-cell>
          <table:table-cell office:value-type="float" office:value="483.675" calcext:value-type="float">
            <text:p>483,675</text:p>
          </table:table-cell>
          <table:table-cell office:value-type="float" office:value="481.023" calcext:value-type="float">
            <text:p>481,023</text:p>
          </table:table-cell>
          <table:table-cell office:value-type="float" office:value="2.764" calcext:value-type="float">
            <text:p>2,7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1" calcext:value-type="float">
            <text:p>0,541</text:p>
          </table:table-cell>
          <table:table-cell office:value-type="float" office:value="431.953" calcext:value-type="float">
            <text:p>431,953</text:p>
          </table:table-cell>
          <table:table-cell office:value-type="float" office:value="449.388" calcext:value-type="float">
            <text:p>449,388</text:p>
          </table:table-cell>
          <table:table-cell office:value-type="float" office:value="440.835" calcext:value-type="float">
            <text:p>440,835</text:p>
          </table:table-cell>
          <table:table-cell office:value-type="float" office:value="48.3957" calcext:value-type="float">
            <text:p>48,39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77" calcext:value-type="float">
            <text:p>0,6777</text:p>
          </table:table-cell>
          <table:table-cell office:value-type="float" office:value="313.67" calcext:value-type="float">
            <text:p>313,67</text:p>
          </table:table-cell>
          <table:table-cell office:value-type="float" office:value="314.785" calcext:value-type="float">
            <text:p>314,785</text:p>
          </table:table-cell>
          <table:table-cell office:value-type="float" office:value="313.976" calcext:value-type="float">
            <text:p>313,976</text:p>
          </table:table-cell>
          <table:table-cell office:value-type="float" office:value="0.223415" calcext:value-type="float">
            <text:p>0,2234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133" calcext:value-type="float">
            <text:p>1,3133</text:p>
          </table:table-cell>
          <table:table-cell office:value-type="float" office:value="368.081" calcext:value-type="float">
            <text:p>368,081</text:p>
          </table:table-cell>
          <table:table-cell office:value-type="float" office:value="392.643" calcext:value-type="float">
            <text:p>392,643</text:p>
          </table:table-cell>
          <table:table-cell office:value-type="float" office:value="378.561" calcext:value-type="float">
            <text:p>378,561</text:p>
          </table:table-cell>
          <table:table-cell office:value-type="float" office:value="51.5143" calcext:value-type="float">
            <text:p>51,5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52" calcext:value-type="float">
            <text:p>1,1152</text:p>
          </table:table-cell>
          <table:table-cell office:value-type="float" office:value="391.543" calcext:value-type="float">
            <text:p>391,543</text:p>
          </table:table-cell>
          <table:table-cell office:value-type="float" office:value="416.882" calcext:value-type="float">
            <text:p>416,882</text:p>
          </table:table-cell>
          <table:table-cell office:value-type="float" office:value="404.979" calcext:value-type="float">
            <text:p>404,979</text:p>
          </table:table-cell>
          <table:table-cell office:value-type="float" office:value="69.0021" calcext:value-type="float">
            <text:p>69,0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28" calcext:value-type="float">
            <text:p>1,1328</text:p>
          </table:table-cell>
          <table:table-cell table:number-columns-repeated="3" office:value-type="float" office:value="320.892" calcext:value-type="float">
            <text:p>320,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49" calcext:value-type="float">
            <text:p>0,9249</text:p>
          </table:table-cell>
          <table:table-cell office:value-type="float" office:value="417.943" calcext:value-type="float">
            <text:p>417,943</text:p>
          </table:table-cell>
          <table:table-cell office:value-type="float" office:value="437.941" calcext:value-type="float">
            <text:p>437,941</text:p>
          </table:table-cell>
          <table:table-cell office:value-type="float" office:value="426.957" calcext:value-type="float">
            <text:p>426,957</text:p>
          </table:table-cell>
          <table:table-cell office:value-type="float" office:value="34.2615" calcext:value-type="float">
            <text:p>34,2615</text:p>
          </table:table-cell>
        </table:table-row>
      </table:table>
      <table:table table:name="Circle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</text:p>
          </table:table-cell>
          <table:table-cell office:value-type="string" calcext:value-type="string">
            <text:p>Worst V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Varianz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25.682" calcext:value-type="float">
            <text:p>225,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9.968" calcext:value-type="float">
            <text:p>229,968</text:p>
          </table:table-cell>
          <table:table-cell office:value-type="float" office:value="248.811" calcext:value-type="float">
            <text:p>248,811</text:p>
          </table:table-cell>
          <table:table-cell office:value-type="float" office:value="233.736" calcext:value-type="float">
            <text:p>233,736</text:p>
          </table:table-cell>
          <table:table-cell office:value-type="float" office:value="56.8071" calcext:value-type="float">
            <text:p>56,80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1.944" calcext:value-type="float">
            <text:p>151,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8.1439" calcext:value-type="float">
            <text:p>98,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8" calcext:value-type="float">
            <text:p>0,0008</text:p>
          </table:table-cell>
          <table:table-cell office:value-type="float" office:value="264.681" calcext:value-type="float">
            <text:p>264,681</text:p>
          </table:table-cell>
          <table:table-cell office:value-type="float" office:value="270.269" calcext:value-type="float">
            <text:p>270,269</text:p>
          </table:table-cell>
          <table:table-cell office:value-type="float" office:value="266.916" calcext:value-type="float">
            <text:p>266,916</text:p>
          </table:table-cell>
          <table:table-cell office:value-type="float" office:value="7.49503" calcext:value-type="float">
            <text:p>7,49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6" calcext:value-type="float">
            <text:p>0,0006</text:p>
          </table:table-cell>
          <table:table-cell office:value-type="float" office:value="238.428" calcext:value-type="float">
            <text:p>238,428</text:p>
          </table:table-cell>
          <table:table-cell office:value-type="float" office:value="239.932" calcext:value-type="float">
            <text:p>239,932</text:p>
          </table:table-cell>
          <table:table-cell office:value-type="float" office:value="239.155" calcext:value-type="float">
            <text:p>239,155</text:p>
          </table:table-cell>
          <table:table-cell office:value-type="float" office:value="0.533075" calcext:value-type="float">
            <text:p>0,533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8" calcext:value-type="float">
            <text:p>0,0008</text:p>
          </table:table-cell>
          <table:table-cell table:number-columns-repeated="3" office:value-type="float" office:value="258.023" calcext:value-type="float">
            <text:p>258,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3" calcext:value-type="float">
            <text:p>0,0003</text:p>
          </table:table-cell>
          <table:table-cell office:value-type="float" office:value="373.909" calcext:value-type="float">
            <text:p>373,909</text:p>
          </table:table-cell>
          <table:table-cell office:value-type="float" office:value="428.605" calcext:value-type="float">
            <text:p>428,605</text:p>
          </table:table-cell>
          <table:table-cell office:value-type="float" office:value="387.315" calcext:value-type="float">
            <text:p>387,315</text:p>
          </table:table-cell>
          <table:table-cell office:value-type="float" office:value="235.631" calcext:value-type="float">
            <text:p>235,63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,006</text:p>
          </table:table-cell>
          <table:table-cell office:value-type="float" office:value="408.874" calcext:value-type="float">
            <text:p>408,874</text:p>
          </table:table-cell>
          <table:table-cell office:value-type="float" office:value="452.39" calcext:value-type="float">
            <text:p>452,39</text:p>
          </table:table-cell>
          <table:table-cell office:value-type="float" office:value="425.502" calcext:value-type="float">
            <text:p>425,502</text:p>
          </table:table-cell>
          <table:table-cell office:value-type="float" office:value="140.543" calcext:value-type="float">
            <text:p>140,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7" calcext:value-type="float">
            <text:p>0,0067</text:p>
          </table:table-cell>
          <table:table-cell office:value-type="float" office:value="380.674" calcext:value-type="float">
            <text:p>380,674</text:p>
          </table:table-cell>
          <table:table-cell office:value-type="float" office:value="407.358" calcext:value-type="float">
            <text:p>407,358</text:p>
          </table:table-cell>
          <table:table-cell office:value-type="float" office:value="386.987" calcext:value-type="float">
            <text:p>386,987</text:p>
          </table:table-cell>
          <table:table-cell office:value-type="float" office:value="56.7514" calcext:value-type="float">
            <text:p>56,75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2" calcext:value-type="float">
            <text:p>0,0052</text:p>
          </table:table-cell>
          <table:table-cell office:value-type="float" office:value="405.795" calcext:value-type="float">
            <text:p>405,795</text:p>
          </table:table-cell>
          <table:table-cell office:value-type="float" office:value="430.222" calcext:value-type="float">
            <text:p>430,222</text:p>
          </table:table-cell>
          <table:table-cell office:value-type="float" office:value="418.025" calcext:value-type="float">
            <text:p>418,025</text:p>
          </table:table-cell>
          <table:table-cell office:value-type="float" office:value="100.46" calcext:value-type="float">
            <text:p>100,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7" calcext:value-type="float">
            <text:p>0,0047</text:p>
          </table:table-cell>
          <table:table-cell office:value-type="float" office:value="249.852" calcext:value-type="float">
            <text:p>249,852</text:p>
          </table:table-cell>
          <table:table-cell office:value-type="float" office:value="273.719" calcext:value-type="float">
            <text:p>273,719</text:p>
          </table:table-cell>
          <table:table-cell office:value-type="float" office:value="259.143" calcext:value-type="float">
            <text:p>259,143</text:p>
          </table:table-cell>
          <table:table-cell office:value-type="float" office:value="79.9396" calcext:value-type="float">
            <text:p>79,939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2" calcext:value-type="float">
            <text:p>0,0202</text:p>
          </table:table-cell>
          <table:table-cell office:value-type="float" office:value="341.241" calcext:value-type="float">
            <text:p>341,241</text:p>
          </table:table-cell>
          <table:table-cell office:value-type="float" office:value="401.975" calcext:value-type="float">
            <text:p>401,975</text:p>
          </table:table-cell>
          <table:table-cell office:value-type="float" office:value="352.388" calcext:value-type="float">
            <text:p>352,388</text:p>
          </table:table-cell>
          <table:table-cell office:value-type="float" office:value="279.136" calcext:value-type="float">
            <text:p>279,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91" calcext:value-type="float">
            <text:p>0,0191</text:p>
          </table:table-cell>
          <table:table-cell office:value-type="float" office:value="285.975" calcext:value-type="float">
            <text:p>285,975</text:p>
          </table:table-cell>
          <table:table-cell office:value-type="float" office:value="329.267" calcext:value-type="float">
            <text:p>329,267</text:p>
          </table:table-cell>
          <table:table-cell office:value-type="float" office:value="293.253" calcext:value-type="float">
            <text:p>293,253</text:p>
          </table:table-cell>
          <table:table-cell office:value-type="float" office:value="221.427" calcext:value-type="float">
            <text:p>221,4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9" calcext:value-type="float">
            <text:p>0,0199</text:p>
          </table:table-cell>
          <table:table-cell office:value-type="float" office:value="406.15" calcext:value-type="float">
            <text:p>406,15</text:p>
          </table:table-cell>
          <table:table-cell office:value-type="float" office:value="443.439" calcext:value-type="float">
            <text:p>443,439</text:p>
          </table:table-cell>
          <table:table-cell office:value-type="float" office:value="416.707" calcext:value-type="float">
            <text:p>416,707</text:p>
          </table:table-cell>
          <table:table-cell office:value-type="float" office:value="143.014" calcext:value-type="float">
            <text:p>143,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3" calcext:value-type="float">
            <text:p>0,023</text:p>
          </table:table-cell>
          <table:table-cell office:value-type="float" office:value="195.695" calcext:value-type="float">
            <text:p>195,695</text:p>
          </table:table-cell>
          <table:table-cell office:value-type="float" office:value="252.528" calcext:value-type="float">
            <text:p>252,528</text:p>
          </table:table-cell>
          <table:table-cell office:value-type="float" office:value="202.872" calcext:value-type="float">
            <text:p>202,872</text:p>
          </table:table-cell>
          <table:table-cell office:value-type="float" office:value="275.217" calcext:value-type="float">
            <text:p>275,21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91" calcext:value-type="float">
            <text:p>0,0591</text:p>
          </table:table-cell>
          <table:table-cell office:value-type="float" office:value="295.731" calcext:value-type="float">
            <text:p>295,731</text:p>
          </table:table-cell>
          <table:table-cell office:value-type="float" office:value="346.432" calcext:value-type="float">
            <text:p>346,432</text:p>
          </table:table-cell>
          <table:table-cell office:value-type="float" office:value="305.897" calcext:value-type="float">
            <text:p>305,897</text:p>
          </table:table-cell>
          <table:table-cell office:value-type="float" office:value="222.686" calcext:value-type="float">
            <text:p>222,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8" calcext:value-type="float">
            <text:p>0,058</text:p>
          </table:table-cell>
          <table:table-cell office:value-type="float" office:value="432.646" calcext:value-type="float">
            <text:p>432,646</text:p>
          </table:table-cell>
          <table:table-cell office:value-type="float" office:value="465.336" calcext:value-type="float">
            <text:p>465,336</text:p>
          </table:table-cell>
          <table:table-cell office:value-type="float" office:value="448.307" calcext:value-type="float">
            <text:p>448,307</text:p>
          </table:table-cell>
          <table:table-cell office:value-type="float" office:value="159.473" calcext:value-type="float">
            <text:p>159,4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33" calcext:value-type="float">
            <text:p>0,0733</text:p>
          </table:table-cell>
          <table:table-cell office:value-type="float" office:value="285.04" calcext:value-type="float">
            <text:p>285,04</text:p>
          </table:table-cell>
          <table:table-cell office:value-type="float" office:value="301.117" calcext:value-type="float">
            <text:p>301,117</text:p>
          </table:table-cell>
          <table:table-cell office:value-type="float" office:value="292.299" calcext:value-type="float">
            <text:p>292,299</text:p>
          </table:table-cell>
          <table:table-cell office:value-type="float" office:value="32.3713" calcext:value-type="float">
            <text:p>32,37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7" calcext:value-type="float">
            <text:p>0,037</text:p>
          </table:table-cell>
          <table:table-cell office:value-type="float" office:value="387.44" calcext:value-type="float">
            <text:p>387,44</text:p>
          </table:table-cell>
          <table:table-cell office:value-type="float" office:value="406.155" calcext:value-type="float">
            <text:p>406,155</text:p>
          </table:table-cell>
          <table:table-cell office:value-type="float" office:value="399.958" calcext:value-type="float">
            <text:p>399,958</text:p>
          </table:table-cell>
          <table:table-cell office:value-type="float" office:value="25.5336" calcext:value-type="float">
            <text:p>25,533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,103</text:p>
          </table:table-cell>
          <table:table-cell office:value-type="float" office:value="331.551" calcext:value-type="float">
            <text:p>331,551</text:p>
          </table:table-cell>
          <table:table-cell office:value-type="float" office:value="403.798" calcext:value-type="float">
            <text:p>403,798</text:p>
          </table:table-cell>
          <table:table-cell office:value-type="float" office:value="355.8" calcext:value-type="float">
            <text:p>355,8</text:p>
          </table:table-cell>
          <table:table-cell office:value-type="float" office:value="578.077" calcext:value-type="float">
            <text:p>578,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69" calcext:value-type="float">
            <text:p>0,0969</text:p>
          </table:table-cell>
          <table:table-cell office:value-type="float" office:value="381.601" calcext:value-type="float">
            <text:p>381,601</text:p>
          </table:table-cell>
          <table:table-cell office:value-type="float" office:value="462.059" calcext:value-type="float">
            <text:p>462,059</text:p>
          </table:table-cell>
          <table:table-cell office:value-type="float" office:value="409.824" calcext:value-type="float">
            <text:p>409,824</text:p>
          </table:table-cell>
          <table:table-cell office:value-type="float" office:value="1071.42" calcext:value-type="float">
            <text:p>1071,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64" calcext:value-type="float">
            <text:p>0,1164</text:p>
          </table:table-cell>
          <table:table-cell office:value-type="float" office:value="229.035" calcext:value-type="float">
            <text:p>229,035</text:p>
          </table:table-cell>
          <table:table-cell office:value-type="float" office:value="236.555" calcext:value-type="float">
            <text:p>236,555</text:p>
          </table:table-cell>
          <table:table-cell office:value-type="float" office:value="231.428" calcext:value-type="float">
            <text:p>231,428</text:p>
          </table:table-cell>
          <table:table-cell office:value-type="float" office:value="6.8967" calcext:value-type="float">
            <text:p>6,89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8" calcext:value-type="float">
            <text:p>0,138</text:p>
          </table:table-cell>
          <table:table-cell office:value-type="float" office:value="455.043" calcext:value-type="float">
            <text:p>455,043</text:p>
          </table:table-cell>
          <table:table-cell office:value-type="float" office:value="509.448" calcext:value-type="float">
            <text:p>509,448</text:p>
          </table:table-cell>
          <table:table-cell office:value-type="float" office:value="475.908" calcext:value-type="float">
            <text:p>475,908</text:p>
          </table:table-cell>
          <table:table-cell office:value-type="float" office:value="283.243" calcext:value-type="float">
            <text:p>283,24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89" calcext:value-type="float">
            <text:p>0,2789</text:p>
          </table:table-cell>
          <table:table-cell office:value-type="float" office:value="275.654" calcext:value-type="float">
            <text:p>275,654</text:p>
          </table:table-cell>
          <table:table-cell office:value-type="float" office:value="297.354" calcext:value-type="float">
            <text:p>297,354</text:p>
          </table:table-cell>
          <table:table-cell office:value-type="float" office:value="282.758" calcext:value-type="float">
            <text:p>282,758</text:p>
          </table:table-cell>
          <table:table-cell office:value-type="float" office:value="29.9178" calcext:value-type="float">
            <text:p>29,91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52" calcext:value-type="float">
            <text:p>0,1952</text:p>
          </table:table-cell>
          <table:table-cell office:value-type="float" office:value="255.61" calcext:value-type="float">
            <text:p>255,61</text:p>
          </table:table-cell>
          <table:table-cell office:value-type="float" office:value="281.087" calcext:value-type="float">
            <text:p>281,087</text:p>
          </table:table-cell>
          <table:table-cell office:value-type="float" office:value="266.133" calcext:value-type="float">
            <text:p>266,133</text:p>
          </table:table-cell>
          <table:table-cell office:value-type="float" office:value="79.7629" calcext:value-type="float">
            <text:p>79,76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79" calcext:value-type="float">
            <text:p>0,2379</text:p>
          </table:table-cell>
          <table:table-cell office:value-type="float" office:value="338.085" calcext:value-type="float">
            <text:p>338,085</text:p>
          </table:table-cell>
          <table:table-cell office:value-type="float" office:value="345.538" calcext:value-type="float">
            <text:p>345,538</text:p>
          </table:table-cell>
          <table:table-cell office:value-type="float" office:value="341.104" calcext:value-type="float">
            <text:p>341,104</text:p>
          </table:table-cell>
          <table:table-cell office:value-type="float" office:value="9.8749" calcext:value-type="float">
            <text:p>9,87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51" calcext:value-type="float">
            <text:p>0,2251</text:p>
          </table:table-cell>
          <table:table-cell office:value-type="float" office:value="451.098" calcext:value-type="float">
            <text:p>451,098</text:p>
          </table:table-cell>
          <table:table-cell office:value-type="float" office:value="500.281" calcext:value-type="float">
            <text:p>500,281</text:p>
          </table:table-cell>
          <table:table-cell office:value-type="float" office:value="471.975" calcext:value-type="float">
            <text:p>471,975</text:p>
          </table:table-cell>
          <table:table-cell office:value-type="float" office:value="164.954" calcext:value-type="float">
            <text:p>164,95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16" calcext:value-type="float">
            <text:p>0,3316</text:p>
          </table:table-cell>
          <table:table-cell office:value-type="float" office:value="571.562" calcext:value-type="float">
            <text:p>571,562</text:p>
          </table:table-cell>
          <table:table-cell office:value-type="float" office:value="608.753" calcext:value-type="float">
            <text:p>608,753</text:p>
          </table:table-cell>
          <table:table-cell office:value-type="float" office:value="591.339" calcext:value-type="float">
            <text:p>591,339</text:p>
          </table:table-cell>
          <table:table-cell office:value-type="float" office:value="147.911" calcext:value-type="float">
            <text:p>147,9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41" calcext:value-type="float">
            <text:p>0,441</text:p>
          </table:table-cell>
          <table:table-cell office:value-type="float" office:value="403.446" calcext:value-type="float">
            <text:p>403,446</text:p>
          </table:table-cell>
          <table:table-cell office:value-type="float" office:value="432.549" calcext:value-type="float">
            <text:p>432,549</text:p>
          </table:table-cell>
          <table:table-cell office:value-type="float" office:value="417.921" calcext:value-type="float">
            <text:p>417,921</text:p>
          </table:table-cell>
          <table:table-cell office:value-type="float" office:value="82.7262" calcext:value-type="float">
            <text:p>82,72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23" calcext:value-type="float">
            <text:p>0,4723</text:p>
          </table:table-cell>
          <table:table-cell office:value-type="float" office:value="145.162" calcext:value-type="float">
            <text:p>145,162</text:p>
          </table:table-cell>
          <table:table-cell office:value-type="float" office:value="149.383" calcext:value-type="float">
            <text:p>149,383</text:p>
          </table:table-cell>
          <table:table-cell office:value-type="float" office:value="146.923" calcext:value-type="float">
            <text:p>146,923</text:p>
          </table:table-cell>
          <table:table-cell office:value-type="float" office:value="2.46662" calcext:value-type="float">
            <text:p>2,46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832" calcext:value-type="float">
            <text:p>0,3832</text:p>
          </table:table-cell>
          <table:table-cell office:value-type="float" office:value="225.627" calcext:value-type="float">
            <text:p>225,627</text:p>
          </table:table-cell>
          <table:table-cell office:value-type="float" office:value="251.624" calcext:value-type="float">
            <text:p>251,624</text:p>
          </table:table-cell>
          <table:table-cell office:value-type="float" office:value="234.788" calcext:value-type="float">
            <text:p>234,788</text:p>
          </table:table-cell>
          <table:table-cell office:value-type="float" office:value="70.5259" calcext:value-type="float">
            <text:p>70,525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11" calcext:value-type="float">
            <text:p>0,8011</text:p>
          </table:table-cell>
          <table:table-cell office:value-type="float" office:value="367.967" calcext:value-type="float">
            <text:p>367,967</text:p>
          </table:table-cell>
          <table:table-cell office:value-type="float" office:value="439.526" calcext:value-type="float">
            <text:p>439,526</text:p>
          </table:table-cell>
          <table:table-cell office:value-type="float" office:value="388.871" calcext:value-type="float">
            <text:p>388,871</text:p>
          </table:table-cell>
          <table:table-cell office:value-type="float" office:value="669.321" calcext:value-type="float">
            <text:p>669,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24" calcext:value-type="float">
            <text:p>0,5924</text:p>
          </table:table-cell>
          <table:table-cell office:value-type="float" office:value="389.327" calcext:value-type="float">
            <text:p>389,327</text:p>
          </table:table-cell>
          <table:table-cell office:value-type="float" office:value="430.459" calcext:value-type="float">
            <text:p>430,459</text:p>
          </table:table-cell>
          <table:table-cell office:value-type="float" office:value="412.67" calcext:value-type="float">
            <text:p>412,67</text:p>
          </table:table-cell>
          <table:table-cell office:value-type="float" office:value="210.519" calcext:value-type="float">
            <text:p>210,5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76" calcext:value-type="float">
            <text:p>0,7476</text:p>
          </table:table-cell>
          <table:table-cell office:value-type="float" office:value="259.175" calcext:value-type="float">
            <text:p>259,175</text:p>
          </table:table-cell>
          <table:table-cell office:value-type="float" office:value="312.098" calcext:value-type="float">
            <text:p>312,098</text:p>
          </table:table-cell>
          <table:table-cell office:value-type="float" office:value="271.904" calcext:value-type="float">
            <text:p>271,904</text:p>
          </table:table-cell>
          <table:table-cell office:value-type="float" office:value="198.909" calcext:value-type="float">
            <text:p>198,9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35" calcext:value-type="float">
            <text:p>0,5735</text:p>
          </table:table-cell>
          <table:table-cell office:value-type="float" office:value="450.127" calcext:value-type="float">
            <text:p>450,127</text:p>
          </table:table-cell>
          <table:table-cell office:value-type="float" office:value="482.189" calcext:value-type="float">
            <text:p>482,189</text:p>
          </table:table-cell>
          <table:table-cell office:value-type="float" office:value="463.168" calcext:value-type="float">
            <text:p>463,168</text:p>
          </table:table-cell>
          <table:table-cell office:value-type="float" office:value="75.8088" calcext:value-type="float">
            <text:p>75,808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11" calcext:value-type="float">
            <text:p>1,0111</text:p>
          </table:table-cell>
          <table:table-cell office:value-type="float" office:value="533.632" calcext:value-type="float">
            <text:p>533,632</text:p>
          </table:table-cell>
          <table:table-cell office:value-type="float" office:value="565.828" calcext:value-type="float">
            <text:p>565,828</text:p>
          </table:table-cell>
          <table:table-cell office:value-type="float" office:value="550.046" calcext:value-type="float">
            <text:p>550,046</text:p>
          </table:table-cell>
          <table:table-cell office:value-type="float" office:value="122.242" calcext:value-type="float">
            <text:p>122,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5" calcext:value-type="float">
            <text:p>0,9045</text:p>
          </table:table-cell>
          <table:table-cell office:value-type="float" office:value="549.878" calcext:value-type="float">
            <text:p>549,878</text:p>
          </table:table-cell>
          <table:table-cell office:value-type="float" office:value="598.107" calcext:value-type="float">
            <text:p>598,107</text:p>
          </table:table-cell>
          <table:table-cell office:value-type="float" office:value="569.787" calcext:value-type="float">
            <text:p>569,787</text:p>
          </table:table-cell>
          <table:table-cell office:value-type="float" office:value="292.871" calcext:value-type="float">
            <text:p>292,8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068" calcext:value-type="float">
            <text:p>1,0068</text:p>
          </table:table-cell>
          <table:table-cell office:value-type="float" office:value="413.398" calcext:value-type="float">
            <text:p>413,398</text:p>
          </table:table-cell>
          <table:table-cell office:value-type="float" office:value="442.761" calcext:value-type="float">
            <text:p>442,761</text:p>
          </table:table-cell>
          <table:table-cell office:value-type="float" office:value="427.086" calcext:value-type="float">
            <text:p>427,086</text:p>
          </table:table-cell>
          <table:table-cell office:value-type="float" office:value="81.9518" calcext:value-type="float">
            <text:p>81,95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26" calcext:value-type="float">
            <text:p>0,8926</text:p>
          </table:table-cell>
          <table:table-cell office:value-type="float" office:value="297.896" calcext:value-type="float">
            <text:p>297,896</text:p>
          </table:table-cell>
          <table:table-cell office:value-type="float" office:value="337.658" calcext:value-type="float">
            <text:p>337,658</text:p>
          </table:table-cell>
          <table:table-cell office:value-type="float" office:value="316.68" calcext:value-type="float">
            <text:p>316,68</text:p>
          </table:table-cell>
          <table:table-cell office:value-type="float" office:value="152.517" calcext:value-type="float">
            <text:p>152,5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6:38:25.773000000</meta:creation-date>
    <dc:date>2016-02-02T17:17:50.205000000</dc:date>
    <meta:editing-duration>PT9M3S</meta:editing-duration>
    <meta:editing-cycles>1</meta:editing-cycles>
    <meta:document-statistic meta:table-count="4" meta:cell-count="994" meta:object-count="0"/>
    <meta:generator>LibreOffice/5.0.2.2$Windows_x86 LibreOffice_project/37b43f919e4de5eeaca9b9755ed688758a8251fe</meta:generator>
  </office:meta>
</office:document-meta>
</file>